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6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3.27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6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ooc:cell-content-is-in-list(&quot;group/a&quot;;&quot;group/b&quot;;&quot;group/b/c&quot;)" table:allow-empty-cell="true" table:display-list="unsorted" table:base-cell-address="Feuille3.B2">
          <table:help-message table:display="true"/>
        </table:content-validation>
        <table:content-validation table:name="val2" table:condition="oooc:cell-content-is-in-list(&quot;ERP5Type_getSecurityCategoryFromAssignment&quot;;&quot;ERP5Type_getSecurityCategoryFromAssignmentParent&quot;;&quot;ERP5Type_getSecurityCategoryFromAssignmentParentFunction&quot;;&quot;ERP5Type_getSecurityCategoryFromAssignmentParentGroup&quot;;&quot;ERP5Type_asSecurityGroupId&quot;;&quot;ERP5Type_getSecurityAcquiredCategoryFromContent&quot;;&quot;ERP5Type_getSecurityCategoryFromArrow&quot;;&quot;ERP5Type_getSecurityCategoryFromContent&quot;;&quot;ERP5Type_getSecurityCategoryFromSelf&quot;;&quot;ERP5Type_getSecurityChildCategoryFromAssignment&quot;;&quot;ERP5Type_getSecurityChildCategoryFromContent&quot;;&quot;ERP5Type_getSecurityParentCategoryFromAssignment&quot;;&quot;ERP5Type_getSecurityParentCategoryFromContent&quot;;&quot;&quot;)" table:allow-empty-cell="true" table:display-list="sorted-ascending" table:base-cell-address="Feuille3.F1"/>
      </table:content-validations>
      <table:table table:name="Ro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ortal Type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Base Category</text:p>
          </table:table-cell>
          <table:table-cell table:style-name="ce1" table:content-validation-name="val2" office:value-type="string">
            <text:p>Base Category Script</text:p>
          </table:table-cell>
        </table:table-row>
        <table:table-row table:style-name="ro1">
          <table:table-cell office:value-type="string">
            <text:p>Person Module</text:p>
          </table:table-cell>
          <table:table-cell office:value-type="string">
            <text:p>Author; Auditor</text:p>
          </table:table-cell>
          <table:table-cell table:content-validation-name="val1" office:value-type="string">
            <text:p>group/g*</text:p>
          </table:table-cell>
          <table:table-cell office:value-type="string">
            <text:p>function/person/creator</text:p>
          </table:table-cell>
          <table:table-cell/>
          <table:table-cell table:content-validation-name="val2"/>
        </table:table-row>
        <table:table-row table:style-name="ro1">
          <table:table-cell office:value-type="string">
            <text:p>Person</text:p>
          </table:table-cell>
          <table:table-cell office:value-type="string">
            <text:p>Assignee</text:p>
          </table:table-cell>
          <table:table-cell table:content-validation-name="val1" office:value-type="string">
            <text:p>group/g*</text:p>
          </table:table-cell>
          <table:table-cell office:value-type="string">
            <text:p>function/person/assignee</text:p>
          </table:table-cell>
          <table:table-cell/>
          <table:table-cell table:content-validation-name="val2"/>
        </table:table-row>
        <table:table-row table:style-name="ro1">
          <table:table-cell office:value-type="string">
            <text:p>Person</text:p>
          </table:table-cell>
          <table:table-cell office:value-type="string">
            <text:p>Assignor</text:p>
          </table:table-cell>
          <table:table-cell table:content-validation-name="val1"/>
          <table:table-cell office:value-type="string">
            <text:p>function/person/assignor</text:p>
          </table:table-cell>
          <table:table-cell office:value-type="string">
            <text:p>group</text:p>
          </table:table-cell>
          <table:table-cell table:content-validation-name="val2" office:value-type="string">
            <text:p>ERP5Type_getSecurityCategoryFromSelf</text:p>
          </table:table-cell>
        </table:table-row>
        <table:table-row table:style-name="ro1" table:number-rows-repeated="191">
          <table:table-cell table:number-columns-repeated="2"/>
          <table:table-cell table:content-validation-name="val1"/>
          <table:table-cell table:number-columns-repeated="2"/>
          <table:table-cell table:content-validation-name="val2"/>
        </table:table-row>
        <table:table-row table:style-name="ro1" table:number-rows-repeated="65340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Feuille3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group_value_list</text:p>
          </table:table-cell>
        </table:table-row>
        <table:table-row table:style-name="ro1">
          <table:table-cell/>
          <table:table-cell office:value-type="string">
            <text:p>group/g</text:p>
          </table:table-cell>
        </table:table-row>
        <table:table-row table:style-name="ro1">
          <table:table-cell/>
          <table:table-cell office:value-type="string">
            <text:p>group/g*</text:p>
          </table:table-cell>
        </table:table-row>
        <table:table-row table:style-name="ro1">
          <table:table-cell/>
          <table:table-cell office:value-type="string">
            <text:p>group/g/a</text:p>
          </table:table-cell>
        </table:table-row>
        <table:table-row table:style-name="ro1">
          <table:table-cell/>
          <table:table-cell office:value-type="string">
            <text:p>group/g/a*</text:p>
          </table:table-cell>
        </table:table-row>
        <table:table-row table:style-name="ro1">
          <table:table-cell/>
          <table:table-cell office:value-type="string">
            <text:p>group/g/b</text:p>
          </table:table-cell>
        </table:table-row>
        <table:table-row table:style-name="ro1">
          <table:table-cell/>
          <table:table-cell office:value-type="string">
            <text:p>group/g/b*</text:p>
          </table:table-cell>
        </table:table-row>
        <table:table-row table:style-name="ro1">
          <table:table-cell/>
          <table:table-cell office:value-type="string">
            <text:p>group/g/b/bb</text:p>
          </table:table-cell>
        </table:table-row>
        <table:table-row table:style-name="ro1">
          <table:table-cell/>
          <table:table-cell office:value-type="string">
            <text:p>group/g/b/bb*</text:p>
          </table:table-cell>
        </table:table-row>
      </table:table>
      <table:database-ranges>
        <table:database-range table:name="group" table:target-range-address="Feuille3.B1:Feuille3.B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8">18/11/2008</text:date>, <text:time>16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Jérome Perrin</meta:initial-creator>
    <meta:creation-date>2008-07-18T11:15:37</meta:creation-date>
    <dc:creator>Jérome Perrin</dc:creator>
    <dc:date>2008-11-18T16:56:30</dc:date>
    <meta:editing-cycles>10</meta:editing-cycles>
    <meta:editing-duration>P4DT5H30M1S</meta:editing-duration>
    <meta:user-defined meta:name="Info 1"/>
    <meta:user-defined meta:name="Info 2"/>
    <meta:user-defined meta:name="Info 3"/>
    <meta:user-defined meta:name="Info 4"/>
    <meta:document-statistic meta:table-count="2" meta:cell-count="28"/>
  </office:meta>
</office:document-meta>
</file>